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C0000002D04A027A3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a39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3.364cm"/>
    </style:style>
    <style:style style:name="pr4" style:family="presentation" style:parent-style-name="Master1-Layout1-title-Title-Slide-title">
      <style:graphic-properties draw:auto-grow-height="true" fo:min-height="4.083cm"/>
    </style:style>
    <style:style style:name="pr5" style:family="presentation" style:parent-style-name="Master1-Layout1-title-Title-Slide-subtitle" style:list-style-name="L3">
      <style:graphic-properties draw:fill-color="#ffffff" draw:auto-grow-height="true" fo:min-height="11.048cm"/>
    </style:style>
    <style:style style:name="pr6" style:family="presentation" style:parent-style-name="Master1-Layout1-title-Title-Slide-title">
      <style:graphic-properties fo:min-height="4.083cm"/>
    </style:style>
    <style:style style:name="pr7" style:family="presentation" style:parent-style-name="Master1-Layout1-title-Title-Slide-outline1">
      <style:graphic-properties fo:min-height="10.798cm"/>
    </style:style>
    <style:style style:name="pr8" style:family="presentation" style:parent-style-name="Master1-Layout1-title-Title-Slide-outline1">
      <style:graphic-properties fo:min-height="10.799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margin-left="2cm" fo:margin-right="0cm" fo:text-align="start" fo:text-indent="0cm"/>
    </style:style>
    <style:style style:name="P5" style:family="paragraph">
      <style:paragraph-properties fo:text-align="start"/>
    </style:style>
    <style:style style:name="P6" style:family="paragraph">
      <style:text-properties fo:font-size="20pt"/>
    </style:style>
    <style:style style:name="P7" style:family="paragraph">
      <style:paragraph-properties style:text-autospace="none"/>
    </style:style>
    <style:style style:name="T1" style:family="text">
      <style:text-properties fo:color="#000000" style:text-line-through-style="none" style:text-position="0% 100%" fo:font-family="Calibri" fo:font-size="4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98989" style:text-line-through-style="none" style:text-position="0% 100%" fo:font-family="Calibri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21.59cm" svg:height="4.083cm" svg:x="1.905cm" svg:y="5.918cm" presentation:class="title">
          <draw:text-box>
            <text:p text:style-name="P1"><text:span text:style-name="T1">GSSAPI &amp; VOMS</text:span></text:p>
          </draw:text-box>
        </draw:frame>
        <draw:frame draw:name="Subtitle 2" presentation:style-name="pr2" draw:text-style-name="P2" draw:layer="layout" svg:width="17.78cm" svg:height="4.868cm" svg:x="3.81cm" svg:y="10.795cm" presentation:class="subtitle">
          <draw:text-box>
            <text:p text:style-name="P3"><text:span text:style-name="T2">by Remy Bien, Ruben Bras, Marvin Hiemstra, Sebastiaan Groot, Wouter Miltenburg and Koen Veelenturf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1-title-Title-Slide" presentation:presentation-page-layout-name="AL2T0">
        <office:forms form:automatic-focus="false" form:apply-design-mode="false"/>
        <draw:frame presentation:style-name="pr4" draw:layer="layout" svg:width="21.59cm" svg:height="4.083cm" svg:x="-1.4cm" svg:y="1.517cm" presentation:class="title" presentation:user-transformed="true">
          <draw:text-box>
            <text:p>GSSAPI – General</text:p>
          </draw:text-box>
        </draw:frame>
        <draw:frame presentation:style-name="pr5" draw:text-style-name="P5" draw:layer="layout" svg:width="22.351cm" svg:height="11.048cm" svg:x="1cm" svg:y="5.4cm" presentation:class="subtitle" presentation:user-transformed="true">
          <draw:text-box>
            <text:list text:style-name="L1">
              <text:list-item>
                <text:p text:style-name="P4"><text:span text:style-name="T3">Doesn't </text:span>provide security</text:p>
              </text:list-item>
              <text:list-item>
                <text:p text:style-name="P4"><text:span text:style-name="T3">It's an API (implementation)</text:span></text:p>
              </text:list-item>
              <text:list-item>
                <text:p text:style-name="P4"><text:span text:style-name="T3"><text:tab/></text:span><text:span text:style-name="T3">Standardized for C and Java</text:span></text:p>
              </text:list-item>
              <text:list-item>
                <text:p text:style-name="P4"><text:span text:style-name="T3">SSV, provides GSSAPI implementations</text:span></text:p>
              </text:list-item>
              <text:list-item>
                <text:p text:style-name="P4"><text:span text:style-name="T3">Security implementation changed, no need </text:span>for rewriting application</text:p>
              </text:list-item>
              <text:list-item>
                <text:p text:style-name="P4"><text:span text:style-name="T3">SSV=Security Service Vendor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1-Layout1-title-Title-Slide" presentation:presentation-page-layout-name="AL3T1">
        <office:forms form:automatic-focus="false" form:apply-design-mode="false"/>
        <draw:frame presentation:style-name="pr6" draw:layer="layout" svg:width="21.59cm" svg:height="4.083cm" svg:x="-1.8cm" svg:y="1.2cm" presentation:class="title" presentation:user-transformed="true">
          <draw:text-box>
            <text:p>GSSAPI – features</text:p>
          </draw:text-box>
        </draw:frame>
        <draw:frame presentation:style-name="pr7" draw:layer="layout" svg:width="22.351cm" svg:height="11.048cm" svg:x="0.449cm" svg:y="6cm" presentation:class="outline" presentation:user-transformed="true">
          <draw:text-box>
            <text:list text:style-name="L2">
              <text:list-item>
                <text:p>Works with tokens</text:p>
              </text:list-item>
              <text:list-item>
                <text:p>Hides implementation from higher level</text:p>
              </text:list-item>
              <text:list-item>
                <text:p>Vendor independent</text:p>
              </text:list-item>
              <text:list-item>
                <text:p>Messages can be send over insecure network</text:p>
              </text:list-item>
              <text:list-item>
                <text:p>GSSAPI informs local application that a security context has been established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1-title-Title-Slide" presentation:presentation-page-layout-name="AL3T1">
        <office:forms form:automatic-focus="false" form:apply-design-mode="false"/>
        <draw:frame presentation:style-name="pr6" draw:layer="layout" svg:width="21.59cm" svg:height="4.083cm" svg:x="-1.19cm" svg:y="1.517cm" presentation:class="title" presentation:user-transformed="true">
          <draw:text-box>
            <text:p>GSSAPI – limitations</text:p>
          </draw:text-box>
        </draw:frame>
        <draw:frame presentation:style-name="pr7" draw:layer="layout" svg:width="22.351cm" svg:height="11.048cm" svg:x="1.27cm" svg:y="4.457cm" presentation:class="outline">
          <draw:text-box>
            <text:list text:style-name="L2">
              <text:list-item>
                <text:p>It only standardizes</text:p>
                <text:list>
                  <text:list-item>
                    <text:p>Authentication</text:p>
                  </text:list-item>
                </text:list>
              </text:list-item>
              <text:list-item>
                <text:p>No authorization</text:p>
              </text:list-item>
              <text:list-item>
                <text:p>Assumes a client-server architecture</text:p>
              </text:list-item>
              <text:list-item>
                <text:p>Negotiating pseudo mechanism</text:p>
                <text:list>
                  <text:list-item>
                    <text:p>SPNEGO</text:p>
                  </text:list-item>
                  <text:list-item>
                    <text:p>Can discover and use new mechanisms which are not present when the original application was bui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1-Layout1-title-Title-Slide" presentation:presentation-page-layout-name="AL3T1">
        <office:forms form:automatic-focus="false" form:apply-design-mode="false"/>
        <draw:frame presentation:style-name="pr6" draw:layer="layout" svg:width="21.59cm" svg:height="4.083cm" svg:x="0.8cm" svg:y="1.517cm" presentation:class="title" presentation:user-transformed="true">
          <draw:text-box>
            <text:p>GSSAPI – features 2</text:p>
          </draw:text-box>
        </draw:frame>
        <draw:frame presentation:style-name="pr7" draw:layer="layout" svg:width="22.351cm" svg:height="9.305cm" svg:x="1.27cm" svg:y="6.2cm" presentation:class="outline" presentation:user-transformed="true">
          <draw:text-box>
            <text:list text:style-name="L2">
              <text:list-item>
                <text:p>Security context established &gt;</text:p>
                <text:list>
                  <text:list-item>
                    <text:p>Sensitive application messages can be wrapped (encrypted)</text:p>
                    <text:list>
                      <text:list-item>
                        <text:p>GSSAPI provides:</text:p>
                        <text:list>
                          <text:list-item>
                            <text:p>Confidentiality (secrecy)</text:p>
                          </text:list-item>
                          <text:list-item>
                            <text:p>Integrity (authencity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1-Layout1-title-Title-Slide" presentation:presentation-page-layout-name="AL3T1">
        <office:forms form:automatic-focus="false" form:apply-design-mode="false"/>
        <draw:frame presentation:style-name="pr6" draw:layer="layout" svg:width="17.6cm" svg:height="4.083cm" svg:x="0cm" svg:y="1.717cm" presentation:class="title" presentation:user-transformed="true">
          <draw:text-box>
            <text:p>GSSAPI – Relationship Kerberos</text:p>
          </draw:text-box>
        </draw:frame>
        <draw:frame presentation:style-name="pr7" draw:layer="layout" svg:width="22.351cm" svg:height="11.048cm" svg:x="0.849cm" svg:y="6.2cm" presentation:class="outline" presentation:user-transformed="true">
          <draw:text-box>
            <text:p text:style-name="P7"><text:span text:style-name="T4">The dominant GSSAPI mechanism implementation in use is Kerberos. </text:span></text:p>
            <text:p text:style-name="P7"><text:span text:style-name="T4">Unlike the GSSAPI, the Kerberos API has not been standardized and various existing implementations use incompatible APIs. The GSSAPI allows Kerberos implementations to be API compatible.</text:span></text:p>
            <text:p text:style-name="P7"><text:span text:style-name="T4">URL: http://tinyurl.com/y5wt2b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2cm" svg:x="0.004cm" svg:y="0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1-Layout1-title-Title-Slide" presentation:presentation-page-layout-name="AL3T1">
        <office:forms form:automatic-focus="false" form:apply-design-mode="false"/>
        <draw:frame presentation:style-name="pr6" draw:layer="layout" svg:width="21.59cm" svg:height="4.083cm" svg:x="-0.4cm" svg:y="1.2cm" presentation:class="title" presentation:user-transformed="true">
          <draw:text-box>
            <text:p>GSSAPI</text:p>
          </draw:text-box>
        </draw:frame>
        <draw:frame presentation:style-name="pr7" draw:layer="layout" svg:width="22.351cm" svg:height="11.048cm" svg:x="1.27cm" svg:y="4.457cm" presentation:class="outline">
          <draw:text-box>
            <text:list text:style-name="L2">
              <text:list-item>
                <text:p>Name</text:p>
                <text:list>
                  <text:list-item>
                    <text:p>Binary string</text:p>
                    <text:list>
                      <text:list-item>
                        <text:p>Labels a security principal</text:p>
                      </text:list-item>
                      <text:list-item>
                        <text:p>Kerberos uses <text:a xlink:href="mailto:name@REALM" xlink:type="simple">name@REALM</text:a> for example</text:p>
                        <text:list>
                          <text:list-item>
                            <text:p><text:a xlink:href="mailto:service/hostname@REALM" xlink:type="simple">service/hostname@REALM</text:a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redentials</text:p>
                <text:list>
                  <text:list-item>
                    <text:p>Secret (cryptographic) k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1-Layout1-title-Title-Slide" presentation:presentation-page-layout-name="AL3T1">
        <office:forms form:automatic-focus="false" form:apply-design-mode="false"/>
        <draw:frame presentation:style-name="pr6" draw:layer="layout" svg:width="21.59cm" svg:height="4.083cm" svg:x="0.41cm" svg:y="1.317cm" presentation:class="title" presentation:user-transformed="true">
          <draw:text-box>
            <text:p>GSSAPI</text:p>
          </draw:text-box>
        </draw:frame>
        <draw:frame presentation:style-name="pr7" draw:layer="layout" svg:width="22.93cm" svg:height="13.543cm" svg:x="1.27cm" svg:y="4.457cm" presentation:class="outline" presentation:user-transformed="true">
          <draw:text-box>
            <text:list text:style-name="L2">
              <text:list-item>
                <text:p>Context</text:p>
                <text:list>
                  <text:list-item>
                    <text:p>State of one end of the authenticating/authenticated protocol</text:p>
                  </text:list-item>
                  <text:list-item>
                    <text:p>May provide message protection services</text:p>
                    <text:list>
                      <text:list-item>
                        <text:p>Can be used for composing a secure channel</text:p>
                      </text:list-item>
                    </text:list>
                  </text:list-item>
                  <text:list-item>
                    <text:p>Tokens</text:p>
                    <text:list>
                      <text:list-item>
                        <text:p>Opaque messagese exchanged as part of</text:p>
                        <text:list>
                          <text:list-item>
                            <text:p>Initial authentication protocol (context-level token)</text:p>
                          </text:list-item>
                          <text:list-item>
                            <text:p>Protected communication (per-message token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1-Layout1-title-Title-Slide" presentation:presentation-page-layout-name="AL3T1">
        <office:forms form:automatic-focus="false" form:apply-design-mode="false"/>
        <draw:frame presentation:style-name="pr6" draw:layer="layout" svg:width="21.59cm" svg:height="4.083cm" svg:x="-1.19cm" svg:y="1.317cm" presentation:class="title" presentation:user-transformed="true">
          <draw:text-box>
            <text:p>GSSAPI</text:p>
          </draw:text-box>
        </draw:frame>
        <draw:frame presentation:style-name="pr7" draw:layer="layout" svg:width="22.93cm" svg:height="13.143cm" svg:x="1.27cm" svg:y="4.457cm" presentation:class="outline" presentation:user-transformed="true">
          <draw:text-box>
            <text:list text:style-name="L2">
              <text:list-item>
                <text:p>Mechanism</text:p>
                <text:list>
                  <text:list-item>
                    <text:p>An underlying GSSAPI implementation that provides</text:p>
                    <text:list>
                      <text:list-item>
                        <text:p>Actual names</text:p>
                      </text:list-item>
                      <text:list-item>
                        <text:p>Tokens</text:p>
                      </text:list-item>
                      <text:list-item>
                        <text:p>Credentials</text:p>
                      </text:list-item>
                    </text:list>
                  </text:list-item>
                  <text:list-item>
                    <text:p>Known mechanisms</text:p>
                    <text:list>
                      <text:list-item>
                        <text:p>Kerberos</text:p>
                      </text:list-item>
                      <text:list-item>
                        <text:p>NTLM</text:p>
                      </text:list-item>
                      <text:list-item>
                        <text:p>Distributede Computer Enviornment (DCE)</text:p>
                      </text:list-item>
                      <text:list-item>
                        <text:p>SESAME</text:p>
                      </text:list-item>
                      <text:list-item>
                        <text:p>SPKM</text:p>
                      </text:list-item>
                      <text:list-item>
                        <text:p>LIPKEY</text:p>
                      </text:list-item>
                    </text:list>
                  </text:list-item>
                </text:list>
              </text:list-item>
              <text:list-item>
                <text:p>Initiator/acceptor</text:p>
                <text:list>
                  <text:list-item>
                    <text:p>The peer that sends the first token is the initator, the other is the accepto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2cm" svg:x="0.004cm" svg:y="0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1-Layout1-title-Title-Slide" presentation:presentation-page-layout-name="AL3T1">
        <office:forms form:automatic-focus="false" form:apply-design-mode="false"/>
        <draw:frame presentation:style-name="pr6" draw:layer="layout" svg:width="21.59cm" svg:height="4.083cm" svg:x="0.21cm" svg:y="1.317cm" presentation:class="title" presentation:user-transformed="true">
          <draw:text-box>
            <text:p>GSSAPI – implementation</text:p>
          </draw:text-box>
        </draw:frame>
        <draw:frame presentation:style-name="pr8" draw:layer="layout" svg:width="22.351cm" svg:height="11.049cm" svg:x="1.17cm" svg:y="6.611cm" presentation:class="outline" presentation:user-transformed="true">
          <draw:text-box>
            <text:list text:style-name="L2">
              <text:list-item>
                <text:p>Client &gt; ssh server &gt; GSSAPI&gt; kerberos &gt; freeradius (&gt; ldap)</text:p>
              </text:list-item>
              <text:list-item>
                <text:p>FreeRadius EAP-TLS</text:p>
                <text:list>
                  <text:list-item>
                    <text:p>Check if client to radius authentication is completely secured with EAP-TL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a0" xlink:href="Pictures/10000000000003C0000002D04A027A37.png" xlink:type="simple" xlink:show="embed" xlink:actuate="onLoad"/>
    <draw:fill-image draw:name="a114" xlink:href="Pictures/10000000000003C0000002D04A027A37.png" xlink:type="simple" xlink:show="embed" xlink:actuate="onLoad"/>
    <draw:fill-image draw:name="a166" xlink:href="Pictures/10000000000003C0000002D04A027A37.png" xlink:type="simple" xlink:show="embed" xlink:actuate="onLoad"/>
    <draw:fill-image draw:name="a226" xlink:href="Pictures/10000000000003C0000002D04A027A37.png" xlink:type="simple" xlink:show="embed" xlink:actuate="onLoad"/>
    <draw:fill-image draw:name="a244" xlink:href="Pictures/10000000000003C0000002D04A027A37.png" xlink:type="simple" xlink:show="embed" xlink:actuate="onLoad"/>
    <draw:fill-image draw:name="a258" xlink:href="Pictures/10000000000003C0000002D04A027A37.png" xlink:type="simple" xlink:show="embed" xlink:actuate="onLoad"/>
    <draw:fill-image draw:name="a297" xlink:href="Pictures/10000000000003C0000002D04A027A37.png" xlink:type="simple" xlink:show="embed" xlink:actuate="onLoad"/>
    <draw:fill-image draw:name="a322" xlink:href="Pictures/10000000000003C0000002D04A027A37.png" xlink:type="simple" xlink:show="embed" xlink:actuate="onLoad"/>
    <draw:fill-image draw:name="a35" xlink:href="Pictures/10000000000003C0000002D04A027A37.png" xlink:type="simple" xlink:show="embed" xlink:actuate="onLoad"/>
    <draw:fill-image draw:name="a357" xlink:href="Pictures/10000000000003C0000002D04A027A37.png" xlink:type="simple" xlink:show="embed" xlink:actuate="onLoad"/>
    <draw:fill-image draw:name="a392" xlink:href="Pictures/10000000000003C0000002D04A027A37.png" xlink:type="simple" xlink:show="embed" xlink:actuate="onLoad"/>
    <draw:fill-image draw:name="a57" xlink:href="Pictures/10000000000003C0000002D04A027A37.png" xlink:type="simple" xlink:show="embed" xlink:actuate="onLoad"/>
    <draw:fill-image draw:name="a92" xlink:href="Pictures/10000000000003C0000002D04A027A37.png" xlink:type="simple" xlink:show="embed" xlink:actuate="onLoad"/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Cambria" style:font-family-generic="roman" style:font-pitch="variable" fo:font-size="12pt" fo:language="nl" fo:country="NL" style:font-family-asian="'ÇlÇr ñæí©'" style:font-pitch-asian="variable" style:font-size-asian="12pt" style:language-asian="nl" style:country-asian="NL" style:font-family-complex="Cambria" style:font-family-generic-complex="roman" style:font-pitch-complex="variable" style:font-size-complex="12pt" style:language-complex="nl" style:country-complex="NL"/>
    </style:style>
    <style:style style:name="Default_20_Paragraph_20_Font" style:display-name="Default Paragraph Font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 style:font-family-complex="'Times New Roman'" style:font-family-generic-complex="roman" style:font-pitch-complex="variable"/>
    </style:style>
    <style:style style:name="Master1-Office-Theme-background" style:family="presentation">
      <style:graphic-properties draw:stroke="none" draw:fill="bitmap" draw:fill-image-name="a0" style:repeat="stretch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cm" fo:margin-bottom="0.4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cm" fo:margin-bottom="0.3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cm" fo:margin-bottom="0.2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cm" fo:margin-bottom="0.1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cm" fo:margin-bottom="0.1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cm" fo:margin-bottom="0.1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cm" fo:margin-bottom="0.1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cm" fo:margin-bottom="0.1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bitmap" draw:fill-image-name="a35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bitmap" draw:fill-image-name="a57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bitmap" draw:fill-image-name="a92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bitmap" draw:fill-image-name="a114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bitmap" draw:fill-image-name="a166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bitmap" draw:fill-image-name="a226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bitmap" draw:fill-image-name="a244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bitmap" draw:fill-image-name="a258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bitmap" draw:fill-image-name="a297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bitmap" draw:fill-image-name="a322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bitmap" draw:fill-image-name="a357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35" style:repeat="stretch"/>
    </style:style>
    <style:style style:name="Mdp3" style:family="drawing-page">
      <style:drawing-page-properties draw:background-size="border" draw:fill="bitmap" draw:fill-image-name="a57" style:repeat="stretch"/>
    </style:style>
    <style:style style:name="Mdp4" style:family="drawing-page">
      <style:drawing-page-properties draw:background-size="border" draw:fill="bitmap" draw:fill-image-name="a92" style:repeat="stretch"/>
    </style:style>
    <style:style style:name="Mdp5" style:family="drawing-page">
      <style:drawing-page-properties draw:background-size="border" draw:fill="bitmap" draw:fill-image-name="a114" style:repeat="stretch"/>
    </style:style>
    <style:style style:name="Mdp6" style:family="drawing-page">
      <style:drawing-page-properties draw:background-size="border" draw:fill="bitmap" draw:fill-image-name="a166" style:repeat="stretch"/>
    </style:style>
    <style:style style:name="Mdp7" style:family="drawing-page">
      <style:drawing-page-properties draw:background-size="border" draw:fill="bitmap" draw:fill-image-name="a226" style:repeat="stretch"/>
    </style:style>
    <style:style style:name="Mdp8" style:family="drawing-page">
      <style:drawing-page-properties draw:background-size="border" draw:fill="bitmap" draw:fill-image-name="a244" style:repeat="stretch"/>
    </style:style>
    <style:style style:name="Mdp9" style:family="drawing-page">
      <style:drawing-page-properties draw:background-size="border" draw:fill="bitmap" draw:fill-image-name="a258" style:repeat="stretch"/>
    </style:style>
    <style:style style:name="Mdp10" style:family="drawing-page">
      <style:drawing-page-properties draw:background-size="border" draw:fill="bitmap" draw:fill-image-name="a297" style:repeat="stretch"/>
    </style:style>
    <style:style style:name="Mdp11" style:family="drawing-page">
      <style:drawing-page-properties draw:background-size="border" draw:fill="bitmap" draw:fill-image-name="a322" style:repeat="stretch"/>
    </style:style>
    <style:style style:name="Mdp12" style:family="drawing-page">
      <style:drawing-page-properties draw:background-size="border" draw:fill="bitmap" draw:fill-image-name="a357" style:repeat="stretch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Them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1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fo:font-family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2" draw:text-style-name="MP4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3-02-28">28-02-13</text:date></text:span></text:p>
        </draw:text-box>
      </draw:frame>
      <draw:frame draw:name="Footer Placeholder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4.848cm" svg:height="11.136cm" svg:x="3.075cm" svg:y="2.257cm" presentation:class="page"/>
        <draw:frame presentation:style-name="Master1-Office-Them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2">Click to edit Master title style</text:span></text:p>
        </draw:text-box>
      </draw:frame>
      <draw:frame draw:name="Subtitle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8">Click to edit Master subtitle style</text:span></text:p>
        </draw:text-box>
      </draw:frame>
      <draw:frame draw:name="Date Placeholder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3-02-28">28-02-13</text:date></text:span></text:p>
        </draw:text-box>
      </draw:frame>
      <draw:frame draw:name="Footer Placeholder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14" draw:text-style-name="MP4" draw:layer="backgroundobjects" svg:width="22.86cm" svg:height="12.572cm" svg:x="1.27cm" svg:y="4.445cm" presentation:class="title">
        <draw:text-box>
          <text:list text:style-name="ML3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3-02-28">28-02-13</text:date></text:span></text:p>
        </draw:text-box>
      </draw:frame>
      <draw:frame draw:name="Footer Placeholder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2-obj-Title-and-Content-title" draw:layer="backgroundobjects" svg:width="0.001cm" svg:height="0.001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9">Click to edit Master title style</text:span></text:p>
        </draw:text-box>
      </draw:frame>
      <draw:frame draw:name="Text Placeholder 2" presentation:style-name="Mpr20" draw:text-style-name="MP4" draw:layer="backgroundobjects" svg:width="21.59cm" svg:height="4.167cm" svg:x="2.006cm" svg:y="8.074cm" presentation:class="outline">
        <draw:text-box>
          <text:list text:style-name="ML9">
            <text:list-item>
              <text:p text:style-name="MP13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3-02-28">28-02-13</text:date></text:span></text:p>
        </draw:text-box>
      </draw:frame>
      <draw:frame draw:name="Footer Placeholder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26" draw:text-style-name="MP4" draw:layer="backgroundobjects" svg:width="11.218cm" svg:height="12.572cm" svg:x="1.27cm" svg:y="4.445cm" presentation:class="title">
        <draw:text-box>
          <text:list text:style-name="ML3">
            <text:list-item>
              <text:p text:style-name="MP1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1.218cm" svg:height="12.572cm" svg:x="12.912cm" svg:y="4.445cm" presentation:class="title">
        <draw:text-box>
          <text:list text:style-name="ML3">
            <text:list-item>
              <text:p text:style-name="MP1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3-02-28">28-02-13</text:date></text:span></text:p>
        </draw:text-box>
      </draw:frame>
      <draw:frame draw:name="Footer Placeholder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.001cm" svg:height="0.001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32" draw:text-style-name="MP4" draw:layer="backgroundobjects" svg:width="11.223cm" svg:height="1.777cm" svg:x="1.27cm" svg:y="4.264cm" presentation:class="outline">
        <draw:text-box>
          <text:list text:style-name="ML9">
            <text:list-item>
              <text:p text:style-name="MP15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1.223cm" svg:height="10.976cm" svg:x="1.27cm" svg:y="6.041cm" presentation:class="title">
        <draw:text-box>
          <text:list text:style-name="ML3">
            <text:list-item>
              <text:p text:style-name="MP16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1.227cm" svg:height="1.777cm" svg:x="12.903cm" svg:y="4.264cm" presentation:class="outline">
        <draw:text-box>
          <text:list text:style-name="ML9">
            <text:list-item>
              <text:p text:style-name="MP15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1.227cm" svg:height="10.976cm" svg:x="12.903cm" svg:y="6.041cm" presentation:class="title">
        <draw:text-box>
          <text:list text:style-name="ML3">
            <text:list-item>
              <text:p text:style-name="MP16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3-02-28">28-02-13</text:date></text:span></text:p>
        </draw:text-box>
      </draw:frame>
      <draw:frame draw:name="Footer Placeholder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3-02-28">28-02-13</text:date></text:span></text:p>
        </draw:text-box>
      </draw:frame>
      <draw:frame draw:name="Footer Placeholder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3-02-28">28-02-13</text:date></text:span></text:p>
        </draw:text-box>
      </draw:frame>
      <draw:frame draw:name="Footer Placeholder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.001cm" svg:height="0.001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4">Click to edit Master title style</text:span></text:p>
        </draw:text-box>
      </draw:frame>
      <draw:frame draw:name="Content Placeholder 2" presentation:style-name="Mpr48" draw:text-style-name="MP4" draw:layer="backgroundobjects" svg:width="14.199cm" svg:height="16.259cm" svg:x="9.931cm" svg:y="0.758cm" presentation:class="title">
        <draw:text-box>
          <text:list text:style-name="ML3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8.356cm" svg:height="13.031cm" svg:x="1.27cm" svg:y="3.986cm" presentation:class="outline">
        <draw:text-box>
          <text:list text:style-name="ML9">
            <text:list-item>
              <text:p text:style-name="MP17"><text:span text:style-name="MT15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3-02-28">28-02-13</text:date></text:span></text:p>
        </draw:text-box>
      </draw:frame>
      <draw:frame draw:name="Footer Placeholder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4">Click to edit Master title style</text:span></text:p>
        </draw:text-box>
      </draw:frame>
      <draw:frame draw:name="Picture Placeholder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 Placeholder 3" presentation:style-name="Mpr56" draw:text-style-name="MP4" draw:layer="backgroundobjects" svg:width="15.24cm" svg:height="2.236cm" svg:x="4.979cm" svg:y="14.909cm" presentation:class="outline">
        <draw:text-box>
          <text:list text:style-name="ML9">
            <text:list-item>
              <text:p text:style-name="MP17"><text:span text:style-name="MT15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3-02-28">28-02-13</text:date></text:span></text:p>
        </draw:text-box>
      </draw:frame>
      <draw:frame draw:name="Footer Placeholder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2" draw:text-style-name="MP18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3-02-28">28-02-13</text:date></text:span></text:p>
        </draw:text-box>
      </draw:frame>
      <draw:frame draw:name="Footer Placeholder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.001cm" svg:height="0.001cm" svg:x="0cm" svg:y="2.257cm" presentation:class="page"/>
        <draw:frame presentation:style-name="Master1-Layout10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8" draw:text-style-name="MP18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3-02-28">28-02-13</text:date></text:span></text:p>
        </draw:text-box>
      </draw:frame>
      <draw:frame draw:name="Footer Placeholder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.001cm" svg:height="0.001cm" svg:x="0cm" svg:y="2.257cm" presentation:class="page"/>
        <draw:frame presentation:style-name="Master1-Layout11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0.3$MacOSX_x86 LibreOffice_project/53fd80e80f44edd735c18dbc5b6cde811e0a15c</meta:generator>
    <dc:title>PowerPoint Presentation</dc:title>
    <meta:initial-creator>Sebastiaan</meta:initial-creator>
    <meta:creation-date>2013-02-25T07:55:57Z</meta:creation-date>
    <dc:date>2013-02-28T13:27:17</dc:date>
    <meta:editing-cycles>9</meta:editing-cycles>
    <meta:editing-duration>PT29M55S</meta:editing-duration>
    <meta:document-statistic meta:object-count="186"/>
  </office:meta>
</office:document-meta>
</file>